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2cbe" officeooo:paragraph-rsid="001d2cbe"/>
    </style:style>
    <style:style style:name="P2" style:family="paragraph" style:parent-style-name="Standard">
      <style:text-properties officeooo:rsid="001d2cbe" officeooo:paragraph-rsid="0020782a"/>
    </style:style>
    <style:style style:name="P3" style:family="paragraph" style:parent-style-name="Standard">
      <style:text-properties fo:font-size="16pt" fo:font-weight="bold" officeooo:rsid="00204b29" officeooo:paragraph-rsid="00204b29" style:font-size-asian="16pt" style:font-weight-asian="bold" style:font-size-complex="16pt" style:font-weight-complex="bold"/>
    </style:style>
    <style:style style:name="P4" style:family="paragraph" style:parent-style-name="Standard">
      <style:text-properties fo:font-size="12pt" fo:font-weight="bold" officeooo:rsid="00204b29" officeooo:paragraph-rsid="00204b29" style:font-size-asian="10.5pt" style:font-weight-asian="bold" style:font-size-complex="12pt" style:font-weight-complex="bold"/>
    </style:style>
    <style:style style:name="P5" style:family="paragraph" style:parent-style-name="Standard">
      <style:text-properties officeooo:rsid="0020782a" officeooo:paragraph-rsid="0020782a"/>
    </style:style>
    <style:style style:name="P6" style:family="paragraph" style:parent-style-name="Standard">
      <style:text-properties fo:font-weight="bold" officeooo:rsid="0020782a" officeooo:paragraph-rsid="0020782a" style:font-weight-asian="bold" style:font-weight-complex="bold"/>
    </style:style>
    <style:style style:name="P7" style:family="paragraph" style:parent-style-name="Standard">
      <style:text-properties fo:font-weight="bold" officeooo:rsid="001d2cbe" officeooo:paragraph-rsid="001d2cbe" style:font-weight-asian="bold" style:font-weight-complex="bold"/>
    </style:style>
    <style:style style:name="P8" style:family="paragraph" style:parent-style-name="Standard">
      <style:text-properties fo:font-weight="normal" officeooo:rsid="0020782a" officeooo:paragraph-rsid="0020782a" style:font-weight-asian="normal" style:font-weight-complex="normal"/>
    </style:style>
    <style:style style:name="P9" style:family="paragraph" style:parent-style-name="Standard">
      <style:text-properties style:text-underline-style="solid" style:text-underline-width="auto" style:text-underline-color="font-color" fo:font-weight="bold" officeooo:rsid="0020782a" officeooo:paragraph-rsid="0020782a" style:font-weight-asian="bold" style:font-weight-complex="bold"/>
    </style:style>
    <style:style style:name="T1" style:family="text">
      <style:text-properties officeooo:rsid="0020782a"/>
    </style:style>
    <style:style style:name="T2" style:family="text">
      <style:text-properties fo:font-weight="bold" style:font-weight-asian="bold" style:font-weight-complex="bold"/>
    </style:style>
    <style:style style:name="T3" style:family="text">
      <style:text-properties fo:font-weight="bold" officeooo:rsid="0020782a" style:font-weight-asian="bold" style:font-weight-complex="bold"/>
    </style:style>
    <style:style style:name="T4" style:family="text">
      <style:text-properties officeooo:rsid="001d2c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tab/><text:tab/>Automated Conversation Maker</text:p>
      <text:p text:style-name="P3"/>
      <text:p text:style-name="P4"><text:s text:c="4"/><text:tab/><text:tab/><text:tab/> <text:s text:c="3"/>Ankit Agrawal<text:tab/><text:tab/> <text:s/>Zuyao Li</text:p>
      <text:p text:style-name="P4"><text:tab/> <text:s text:c="7"/><text:tab/> <text:s text:c="11"/><text:a xlink:type="simple" xlink:href="mailto:ankituma@usc.edu">ankituma@usc.edu</text:a> <text:s text:c="10"/><text:a xlink:type="simple" xlink:href="mailto:zuyaoli@usc.edu">zuyaoli@usc.edu</text:a></text:p>
      <text:p text:style-name="P4"/>
      <text:p text:style-name="P9">Introduction</text:p>
      <text:p text:style-name="P6"/>
      <text:p text:style-name="P8">In this project we tried to implement automatic conversation of agents. The data used is obtained from Facebook using Facebook graph search API. This document explains the code developed for this project, different function implemented, approach used and simultaneously algorithm designed.</text:p>
      <text:p text:style-name="P8"/>
      <text:p text:style-name="P5"/>
      <text:p text:style-name="P9">Code Description</text:p>
      <text:p text:style-name="P6"/>
      <text:p text:style-name="P5"><text:span text:style-name="T2">FILE : </text:span><text:span text:style-name="T4">jsonToDB</text:span></text:p>
      <text:p text:style-name="P1"></text:p>
      <text:p text:style-name="P7">FUNCTIONS</text:p>
      <text:p text:style-name="P2"><text:s text:c="4"/></text:p>
      <text:p text:style-name="P2"><text:span text:style-name="T1">1) </text:span>JSONToDB()</text:p>
      <text:p text:style-name="P1"/>
      <text:p text:style-name="P1">This extracts the data from the JSON data which is obtained by using the Facebook graph search API.The sample JSON data can be found at the <text:span text:style-name="T1">git hub</text:span> repository at : https://github.com/ankit921991/Automated-Conversation-Maker/tree/master/data.This data obtained can be <text:span text:style-name="T1">categorizes</text:span> into following <text:span text:style-name="T1">categories</text:span></text:p>
      <text:p text:style-name="P2"><text:s text:c="8"/></text:p>
      <text:p text:style-name="P2">1) Personal</text:p>
      <text:p text:style-name="P2">Database Table :: PERSON</text:p>
      <text:p text:style-name="P2">Fields :: name, birthday, hometown, location</text:p>
      <text:p text:style-name="P2"/>
      <text:p text:style-name="P2">2) Educational</text:p>
      <text:p text:style-name="P2">Database Table :: EDUCATION</text:p>
      <text:p text:style-name="P2">Fields :: name, school_name, school_type, school_year</text:p>
      <text:p text:style-name="P2"><text:s/></text:p>
      <text:p text:style-name="P2">3) Music</text:p>
      <text:p text:style-name="P2">Database Table :: MUSIC</text:p>
      <text:p text:style-name="P2">Fields :: name, category, music</text:p>
      <text:p text:style-name="P2"><text:s/></text:p>
      <text:p text:style-name="P2">4) books</text:p>
      <text:p text:style-name="P2">Database Table :: BOOKS</text:p>
      <text:p text:style-name="P2">Fields :: name, category, books</text:p>
      <text:p text:style-name="P2"/>
      <text:p text:style-name="P2">5) movies</text:p>
      <text:p text:style-name="P2">Database Table :: MOVIES</text:p>
      <text:p text:style-name="P2">Fields :: name, category, movie</text:p>
      <text:p text:style-name="P2"><text:s/></text:p>
      <text:p text:style-name="P2">6) sports</text:p>
      <text:p text:style-name="P2">Database Table :: SPORT</text:p>
      <text:p text:style-name="P2">Fields :: name, sports</text:p>
      <text:p text:style-name="P2"><text:soft-page-break/><text:s/></text:p>
      <text:p text:style-name="P2"/>
      <text:p text:style-name="P2"/>
      <text:p text:style-name="P2">7) favorite team</text:p>
      <text:p text:style-name="P2">Database Table :: TEAM</text:p>
      <text:p text:style-name="P2">Fields :: name, team</text:p>
      <text:p text:style-name="P2"><text:s/></text:p>
      <text:p text:style-name="P2">8) favorite athlete</text:p>
      <text:p text:style-name="P2">Database Table :: ATHLETE</text:p>
      <text:p text:style-name="P2">Fields :: name, <text:span text:style-name="T1">athlete</text:span></text:p>
      <text:p text:style-name="P1"/>
      <text:p text:style-name="P2">9) Inspirational <text:s/>people</text:p>
      <text:p text:style-name="P2">Database Table :: INS_PEOPLE</text:p>
      <text:p text:style-name="P2">Fields :: name, people</text:p>
      <text:p text:style-name="P1"><text:s text:c="8"/></text:p>
      <text:p text:style-name="P1">This program extracts the data from the JSON file and categorize them into above <text:span text:style-name="T1">categories.</text:span> Then the data is inserted into the database into respective tables as shown above. <text:s/>This data will be used later by virtual humans for communication. Here "name" field is there in all thee tables. Though there is no primary key for any of the table, "name" field virtually acts as a primary key to extract the data</text:p>
      <text:p text:style-name="P1"/>
      <text:p text:style-name="P1"/>
      <text:p text:style-name="P2"><text:span text:style-name="T3">PYTHON FILE :</text:span> questionToSQL</text:p>
      <text:p text:style-name="P1"></text:p>
      <text:p text:style-name="P7">FUNCTIONS</text:p>
      <text:p text:style-name="P2"></text:p>
      <text:p text:style-name="P2"><text:span text:style-name="T1">1) </text:span>extractQuery(question, user)</text:p>
      <text:p text:style-name="P2"/>
      <text:p text:style-name="P2"><text:s/>This function check for the <text:s/>question type i.e whether question is starting from what, who or which and depending on the question type calls extractWhat, extractWho or extractWhich respectively.</text:p>
      <text:p text:style-name="P1"><text:s text:c="4"/></text:p>
      <text:p text:style-name="P1"><text:span text:style-name="T1">2) </text:span>extractWhat(lines, question, user)</text:p>
      <text:p text:style-name="P1"/>
      <text:p text:style-name="P1">This question takes as input the output of <text:span text:style-name="T1">dependency</text:span> parser, question and user to which question is asked for all the questions starting with what. It returns the SQL statement to retrieve the respective data from the database.</text:p>
      <text:p text:style-name="P1"><text:s text:c="4"/></text:p>
      <text:p text:style-name="P1"><text:span text:style-name="T1">3) </text:span>extractWhich(lines, question, user)</text:p>
      <text:p text:style-name="P1"/>
      <text:p text:style-name="P1">This question takes as input the output of <text:span text:style-name="T1">dependency</text:span> parser, question and user to which question is asked for all the questions starting with which. It returns the SQL statement to retrieve the respective data from the database.</text:p>
      <text:p text:style-name="P1"><text:s text:c="4"/></text:p>
      <text:p text:style-name="P1"><text:span text:style-name="T1">4) </text:span>extractWho(lines, question, user)</text:p>
      <text:p text:style-name="P1"/>
      <text:p text:style-name="P1">This question takes as input the output of <text:span text:style-name="T1">dependency</text:span> parser, question and user to which question is asked for all the questions starting with who. It returns the SQL statement to retrieve the respective data from the database.</text:p>
      <text:p text:style-name="P1"><text:s text:c="4"/></text:p>
      <text:p text:style-name="P1"><text:span text:style-name="T1">5) </text:span>getEquivalent(key)</text:p>
      <text:p text:style-name="P1"><text:soft-page-break/></text:p>
      <text:p text:style-name="P1">A single word can have multiple synonym Example athlete can be called player, <text:span text:style-name="T1">sports-person</text:span> etc. in the question these various synonyms can be used but the database table has only one name Example: table for <text:span text:style-name="T1">athlete</text:span> is Athlete. So, even though different synonym are used the query <text:span text:style-name="T1">should</text:span> be for a single table. This function simply returns the equivalent word for the given key.</text:p>
      <text:p text:style-name="P1"><text:s text:c="4"/></text:p>
      <text:p text:style-name="P1"><text:span text:style-name="T1">6) </text:span>parseFile(filename)</text:p>
      <text:p text:style-name="P1"/>
      <text:p text:style-name="P1">This function uses JAVA API for <text:span text:style-name="T1">Stanford</text:span> <text:span text:style-name="T1">dependency</text:span> parser to parse the question and produce typed <text:span text:style-name="T1">dependencies.</text:span> These <text:span text:style-name="T1">dependencies</text:span> can be latter use to extract the important information from the question such as subject, object type of question etc.</text:p>
      <text:p text:style-name="P1"/>
      <text:p text:style-name="P1"/>
      <text:p text:style-name="P5"><text:span text:style-name="T2">PYTHON FILE : </text:span><text:span text:style-name="T4">createDBSchema</text:span></text:p>
      <text:p text:style-name="P1"></text:p>
      <text:p text:style-name="P7">FUNCTIONS</text:p>
      <text:p text:style-name="P1"/>
      <text:p text:style-name="P1"><text:span text:style-name="T1">1) </text:span>generateDBSchema()</text:p>
      <text:p text:style-name="P1"/>
      <text:p text:style-name="P1">This function drops the tables if they are already present and then generates them from the respective create table <text:span text:style-name="T1">commands. The</text:span> <text:span text:style-name="T1">database</text:span> used is sqlite3.</text:p>
      <text:p text:style-name="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9T15:27:07.633622537</meta:creation-date>
    <meta:generator>LibreOffice/4.2.7.2$Linux_X86_64 LibreOffice_project/420m0$Build-2</meta:generator>
    <dc:date>2015-05-10T14:07:27.441944249</dc:date>
    <meta:editing-duration>PT24M33S</meta:editing-duration>
    <meta:editing-cycles>4</meta:editing-cycles>
    <meta:document-statistic meta:table-count="0" meta:image-count="0" meta:object-count="0" meta:page-count="3" meta:paragraph-count="74" meta:word-count="573" meta:character-count="3839" meta:non-whitespace-character-count="3181"/>
  </office:meta>
</office:document-meta>
</file>